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9b39b" officeooo:paragraph-rsid="0019b39b"/>
    </style:style>
    <style:style style:name="P2" style:family="paragraph" style:parent-style-name="Standard">
      <style:text-properties officeooo:rsid="001a396e" officeooo:paragraph-rsid="001a396e"/>
    </style:style>
    <style:style style:name="P3" style:family="paragraph" style:parent-style-name="Standard">
      <style:text-properties officeooo:rsid="001a396e" officeooo:paragraph-rsid="001a7fbf"/>
    </style:style>
    <style:style style:name="P4" style:family="paragraph" style:parent-style-name="Standard">
      <style:text-properties officeooo:rsid="001a396e" officeooo:paragraph-rsid="001bebc9"/>
    </style:style>
    <style:style style:name="P5" style:family="paragraph" style:parent-style-name="Standard">
      <style:text-properties officeooo:rsid="001bebc9" officeooo:paragraph-rsid="001bebc9"/>
    </style:style>
    <style:style style:name="P6" style:family="paragraph" style:parent-style-name="Standard">
      <style:text-properties officeooo:rsid="001d14db" officeooo:paragraph-rsid="001d14db"/>
    </style:style>
    <style:style style:name="P7" style:family="paragraph" style:parent-style-name="Standard">
      <style:text-properties officeooo:rsid="001d14db" officeooo:paragraph-rsid="001d504a"/>
    </style:style>
    <style:style style:name="T1" style:family="text">
      <style:text-properties officeooo:rsid="001a7fbf"/>
    </style:style>
    <style:style style:name="T2" style:family="text">
      <style:text-properties officeooo:rsid="001bebc9"/>
    </style:style>
    <style:style style:name="T3" style:family="text">
      <style:text-properties officeooo:rsid="001d14db"/>
    </style:style>
    <style:style style:name="T4" style:family="text">
      <style:text-properties officeooo:rsid="001d5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2. &lt;13장. 포인터와 배열! 함께 이해하기&gt;</text:p>
      <text:p text:style-name="P1"/>
      <text:p text:style-name="P1">h3. 포인터와 배열의 관계</text:p>
      <text:p text:style-name="P1"/>
      <text:p text:style-name="P1">!arraypointer.png!</text:p>
      <text:p text:style-name="P2"/>
      <text:p text:style-name="P2">&gt; 위 그림에서 배열의 자료형은 <text:span text:style-name="T1">int(4바이트)</text:span></text:p>
      <text:p text:style-name="P3">&gt; 배열 =&gt; 변수들의 집합 </text:p>
      <text:p text:style-name="P3">&gt; 배열 이름 =&gt; 첫 번째 요소의 주소 값 포인터</text:p>
      <text:p text:style-name="P3">&gt; <text:s text:c="17"/>=&gt; 이름 변경이 불가능한 ‘상수 포인터’</text:p>
      <text:p text:style-name="P3"/>
      <text:p text:style-name="P3"/>
      <text:p text:style-name="P3">* 포인터를 배열의 이름처럼 사용할 수 있다.</text:p>
      <text:p text:style-name="P3">!<text:span text:style-name="T2">pointerasarray.png</text:span>!</text:p>
      <text:p text:style-name="P4"><text:span text:style-name="T2">&gt; </text:span>배열과 포인터의 차이점 : 상수/변수</text:p>
      <text:p text:style-name="P5">&gt; 그림에서 arr은 배열, ptr은 포인터</text:p>
      <text:p text:style-name="P5">&gt; arr이라는 배열의 이름은 오로지 배열의 첫 번째 요소만을 가리킬 수 있다.</text:p>
      <text:p text:style-name="P5">&gt; ptr은 다양한 변수를 가리킬 수 있다.</text:p>
      <text:p text:style-name="P5"/>
      <text:p text:style-name="P5">H3. 포인터 연산</text:p>
      <text:p text:style-name="P5"/>
      <text:p text:style-name="P5">* 포인터 연산</text:p>
      <text:p text:style-name="P5">** 포인터 값을 증가, 혹은 감소시키는 연산( 곱셈 나눗셈 불가)</text:p>
      <text:p text:style-name="P4">* 배열과 포인터의 차이점 : 상수/변수</text:p>
      <text:p text:style-name="P4"/>
      <text:p text:style-name="P4">!<text:span text:style-name="T2">pointerplus.png</text:span>!</text:p>
      <text:p text:style-name="P4">!<text:span text:style-name="T2">resultpointerplus.png</text:span>!</text:p>
      <text:p text:style-name="P5">&gt;위와 같이 포인터 연산이 가능</text:p>
      <text:p text:style-name="P5">&gt; 포인터 연산에 따른 실질적인 값의 변화는 *포인터의 타입*에 따라 다르다.</text:p>
      <text:p text:style-name="P5">&gt; 증가값 : 포인터가 가리키는 데이터의 자료형 크기</text:p>
      <text:p text:style-name="P5"/>
      <text:p text:style-name="P5">!<text:span text:style-name="T3">pointerplusplus.png</text:span>!</text:p>
      <text:p text:style-name="P6">&gt; “* (pArr+n)" =&gt; “포인터가 가리키는 곳에서 n칸 건너편에 있는 요소의 값을 참조하라’</text:p>
      <text:p text:style-name="P6">* 결론</text:p>
      <text:p text:style-name="P6">&gt; 포인터 연산으로 배열 각각의 인덱스를 가리킬 수 있다.</text:p>
      <text:p text:style-name="P6"/>
      <text:p text:style-name="P6">!resultpointerplus.png!</text:p>
      <text:p text:style-name="P6"/>
      <text:p text:style-name="P6">H3. 문자열 상수를 가리키는 포인터</text:p>
      <text:p text:style-name="P6"/>
      <text:p text:style-name="P6">* 문자열을 표현하는 방법</text:p>
      <text:p text:style-name="P6"><text:soft-page-break/>** 변수로 표현</text:p>
      <text:p text:style-name="P6">** 상수로 표현</text:p>
      <text:p text:style-name="P6">!howtostr.png!</text:p>
      <text:p text:style-name="P6"/>
      <text:p text:style-name="P6">!howtostrresult.png!</text:p>
      <text:p text:style-name="P6"/>
      <text:p text:style-name="P6">* 문자열 상수는 메모리 공간에 할당되면 주소를 반환한다.</text:p>
      <text:p text:style-name="P6">!straddr.png!</text:p>
      <text:p text:style-name="P6">&gt; 일부 컴파일러의 경우, 같은 내용의 문자열에 각각 다른 주소를 참조하려고 하면</text:p>
      <text:p text:style-name="P7">&gt; 참조하는 주소를 동기화 시키는 경우가 있다.</text:p>
      <text:p text:style-name="P6"/>
      <text:p text:style-name="P6">* 최적화(optimization)</text:p>
      <text:p text:style-name="P6">** 효율적인 메모리 사용을 위해 주소 동기화 등을 실행하는 것.</text:p>
      <text:p text:style-name="P6"/>
      <text:p text:style-name="P6">H3. 포인터 배열</text:p>
      <text:p text:style-name="P6"/>
      <text:p text:style-name="P6">* 포인터 배열</text:p>
      <text:p text:style-name="P6">** 메모리 주소 값을 저장</text:p>
      <text:p text:style-name="P6">** 배열 요소 : 포인터</text:p>
      <text:p text:style-name="P6">** 변수에 대한 주소 값으로만 구성된 배열</text:p>
      <text:p text:style-name="P6"/>
      <text:p text:style-name="P6">!<text:span text:style-name="T4">pointerwithaddr.png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48:43.051862333</meta:creation-date>
    <dc:date>2020-05-26T18:15:08.042545678</dc:date>
    <meta:editing-duration>PT12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580" meta:character-count="1023" meta:non-whitespace-character-count="817"/>
  </office:meta>
</office:document-meta>
</file>